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cc99" fo:min-height="6.75cm" draw:shadow="visible"/>
    </style:style>
    <style:style style:name="gr2" style:family="graphic" style:parent-style-name="standard">
      <style:graphic-properties draw:ole-draw-aspect="1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language="zxx" fo:country="none" fo:font-weight="bold" style:language-asian="zxx" style:country-asian="none" style:font-weight-complex="bold"/>
    </style:style>
    <style:style style:name="T3" style:family="text">
      <style:text-properties fo:language="zxx" fo:country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cm" svg:height="7cm" svg:x="1.5cm" svg:y="2cm">
          <draw:text-box>
            <text:p text:style-name="P1"><text:span text:style-name="T1">Hello </text:span><text:span text:style-name="T2">[onshow.yourname]</text:span><text:span text:style-name="T1">,</text:span></text:p>
            <text:p text:style-name="P1"/>
            <text:p text:style-name="P1"><text:span text:style-name="T3">This is a demo of the OpenTBS plugin.</text:span></text:p>
            <text:p text:style-name="P1"><text:span text:style-name="T3">The current document has been generated at [onshow..now;frm='yyyy-mm-dd hh:nn:ss']</text:span><text:span text:style-name="T3"><text:line-break/></text:span><text:span text:style-name="T3"><text:line-break/></text:span><text:span text:style-name="T3">PHP version : [onshow..cst.PHP_VERSION]</text:span></text:p>
            <text:p text:style-name="P1"><text:span text:style-name="T3">TBS version : [onshow..version]</text:span></text:p>
          </draw:text-box>
        </draw:frame>
        <draw:frame draw:style-name="gr2" draw:layer="layout" svg:width="14.466cm" svg:height="8.419cm" svg:x="3.539cm" svg:y="11.54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LibreOffice_project/330m19$Build-202</meta:generator>
    <meta:creation-date>2009-10-28T22:28:13</meta:creation-date>
    <dc:date>2011-03-26T01:13:06.80</dc:date>
    <meta:editing-cycles>4</meta:editing-cycles>
    <meta:editing-duration>PT2M57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467cm" svg:height="8.42cm" chart:class="chart:bar" chart:style-name="ch1">
        <chart:legend chart:legend-position="end" svg:x="12.391cm" svg:y="3.476cm" chart:style-name="ch2"/>
        <chart:plot-area chart:style-name="ch3" chart:data-source-has-labels="both" svg:x="0.289cm" svg:y="0.168cm" svg:width="11.813cm" svg:height="7.915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gn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gn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